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6cm" svg:height="8.988cm" svg:x="9.138cm" svg:y="1.29cm">
            <draw:object draw:notify-on-update-of-ranges="Sheet1.A4:Sheet1.A7 Sheet1.B4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88cm" svg:x="8.307cm" svg:y="12.493cm">
            <draw:object draw:notify-on-update-of-ranges="Sheet1.A28:Sheet1.A28 Sheet1.A29:Sheet1.A32 Sheet1.B28:Sheet1.B28 Sheet1.B29:Sheet1.B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3" calcext:value-type="float">
            <text:p>183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 office:value-type="string" calcext:value-type="string">
            <text:p>Ex2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14:44:10.209000000</meta:creation-date>
    <meta:generator>LibreOffice/24.8.4.2$Windows_X86_64 LibreOffice_project/bb3cfa12c7b1bf994ecc5649a80400d06cd71002</meta:generator>
    <dc:date>2025-03-08T16:09:49.412000000</dc:date>
    <meta:editing-duration>PT1H25M37S</meta:editing-duration>
    <meta:editing-cycles>6</meta:editing-cycles>
    <meta:document-statistic meta:table-count="1" meta:cell-count="2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1.A4:Sheet1.B7" svg:x="1.32cm" svg:y="0.179cm" svg:width="14.358cm" svg:height="7.66cm">
          <chart:coordinate-region svg:x="2.171cm" svg:y="0.381cm" svg:width="13.305cm" svg:height="6.805cm"/>
          <chart:axis chart:dimension="x" chart:name="primary-x" chart:style-name="ch3">
            <chart:title svg:x="7.586cm" svg:y="8.018cm" chart:style-name="ch4">
              <text:p><text:span text:style-name="T1">size of heap</text:span></text:p>
            </chart:title>
          </chart:axis>
          <chart:axis chart:dimension="y" chart:name="primary-y" chart:style-name="ch5">
            <chart:title svg:x="0.451cm" svg:y="4.808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B4:Sheet1.B7" chart:class="chart:scatter">
            <chart:domain table:cell-range-address="Sheet1.A4:Sheet1.A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:Sheet1.A7</svg:desc>
                </draw:g>
              </table:table-cell>
              <table:table-cell office:value-type="float" office:value="29">
                <text:p>29</text:p>
                <draw:g>
                  <svg:desc>Sheet1.B4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1.A28:Sheet1.B32" chart:data-source-has-labels="row" svg:x="1.32cm" svg:y="0.179cm" svg:width="14.358cm" svg:height="7.66cm">
          <chart:coordinate-region svg:x="2.171cm" svg:y="0.381cm" svg:width="13.305cm" svg:height="6.805cm"/>
          <chart:axis chart:dimension="x" chart:name="primary-x" chart:style-name="ch3">
            <chart:title svg:x="7.577cm" svg:y="8.018cm" chart:style-name="ch4">
              <text:p><text:span text:style-name="T1">size of array</text:span></text:p>
            </chart:title>
          </chart:axis>
          <chart:axis chart:dimension="y" chart:name="primary-y" chart:style-name="ch5">
            <chart:title svg:x="0.451cm" svg:y="4.808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B29:Sheet1.B32" chart:label-cell-address="Sheet1.B28:Sheet1.B28" chart:class="chart:scatter">
            <chart:domain table:cell-range-address="Sheet1.A29:Sheet1.A32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Sheet1.B28:Sheet1.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9:Sheet1.A32</svg:desc>
                </draw:g>
              </table:table-cell>
              <table:table-cell office:value-type="float" office:value="30">
                <text:p>30</text:p>
                <draw:g>
                  <svg:desc>Sheet1.B29:Sheet1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